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689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783in" fo:break-before="auto" style:use-optimal-row-height="true"/>
    </style:style>
    <style:style style:name="ro5" style:family="table-row">
      <style:table-row-properties style:row-height="1.2126in" fo:break-before="auto" style:use-optimal-row-height="true"/>
    </style:style>
    <style:style style:name="ro6" style:family="table-row">
      <style:table-row-properties style:row-height="1.2409in" fo:break-before="auto" style:use-optimal-row-height="true"/>
    </style:style>
    <style:style style:name="ro7" style:family="table-row">
      <style:table-row-properties style:row-height="1.0598in" fo:break-before="auto" style:use-optimal-row-height="true"/>
    </style:style>
    <style:style style:name="ro8" style:family="table-row">
      <style:table-row-properties style:row-height="0.6854in" fo:break-before="auto" style:use-optimal-row-height="true"/>
    </style:style>
    <style:style style:name="ro9" style:family="table-row">
      <style:table-row-properties style:row-height="0.8925in" fo:break-before="auto" style:use-optimal-row-height="true"/>
    </style:style>
    <style:style style:name="ro10" style:family="table-row">
      <style:table-row-properties style:row-height="0.711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9063in" fo:break-before="auto" style:use-optimal-row-height="true"/>
    </style:style>
    <style:style style:name="ro13" style:family="table-row">
      <style:table-row-properties style:row-height="1.0736in" fo:break-before="auto" style:use-optimal-row-height="true"/>
    </style:style>
    <style:style style:name="ro14" style:family="table-row">
      <style:table-row-properties style:row-height="1.0874in" fo:break-before="auto" style:use-optimal-row-height="true"/>
    </style:style>
    <style:style style:name="ro15" style:family="table-row">
      <style:table-row-properties style:row-height="1.4083in" fo:break-before="auto" style:use-optimal-row-height="true"/>
    </style:style>
    <style:style style:name="ro16" style:family="table-row">
      <style:table-row-properties style:row-height="1.3945in" fo:break-before="auto" style:use-optimal-row-height="true"/>
    </style:style>
    <style:style style:name="ro17" style:family="table-row">
      <style:table-row-properties style:row-height="1.2272in" fo:break-before="auto" style:use-optimal-row-height="true"/>
    </style:style>
    <style:style style:name="ro18" style:family="table-row">
      <style:table-row-properties style:row-height="0.6972in" fo:break-before="auto" style:use-optimal-row-height="true"/>
    </style:style>
    <style:style style:name="ro19" style:family="table-row">
      <style:table-row-properties style:row-height="1.0457in" fo:break-before="auto" style:use-optimal-row-height="true"/>
    </style:style>
    <style:style style:name="ro20" style:family="table-row">
      <style:table-row-properties style:row-height="1.9244in" fo:break-before="auto" style:use-optimal-row-height="true"/>
    </style:style>
    <style:style style:name="ro21" style:family="table-row">
      <style:table-row-properties style:row-height="1.5898in" fo:break-before="auto" style:use-optimal-row-height="true"/>
    </style:style>
    <style:style style:name="ro22" style:family="table-row">
      <style:table-row-properties style:row-height="1.422in" fo:break-before="auto" style:use-optimal-row-height="true"/>
    </style:style>
    <style:style style:name="ro23" style:family="table-row">
      <style:table-row-properties style:row-height="1.7571in" fo:break-before="auto" style:use-optimal-row-height="true"/>
    </style:style>
    <style:style style:name="ro24" style:family="table-row">
      <style:table-row-properties style:row-height="1.2547in" fo:break-before="auto" style:use-optimal-row-height="true"/>
    </style:style>
    <style:style style:name="ro25" style:family="table-row">
      <style:table-row-properties style:row-height="1.1398in" fo:break-before="auto" style:use-optimal-row-height="true"/>
    </style:style>
    <style:style style:name="ro26" style:family="table-row">
      <style:table-row-properties style:row-height="0.7634in" fo:break-before="auto" style:use-optimal-row-height="true"/>
    </style:style>
    <style:style style:name="ro27" style:family="table-row">
      <style:table-row-properties style:row-height="0.7736in" fo:break-before="auto" style:use-optimal-row-height="true"/>
    </style:style>
    <style:style style:name="ro28" style:family="table-row">
      <style:table-row-properties style:row-height="0.9409in" fo:break-before="auto" style:use-optimal-row-height="true"/>
    </style:style>
    <style:style style:name="ro29" style:family="table-row">
      <style:table-row-properties style:row-height="0.9618in" fo:break-before="auto" style:use-optimal-row-height="true"/>
    </style:style>
    <style:style style:name="ro30" style:family="table-row">
      <style:table-row-properties style:row-height="1.3071in" fo:break-before="auto" style:use-optimal-row-height="true"/>
    </style:style>
    <style:style style:name="ro31" style:family="table-row">
      <style:table-row-properties style:row-height="0.9516in" fo:break-before="auto" style:use-optimal-row-height="true"/>
    </style:style>
    <style:style style:name="ro32" style:family="table-row">
      <style:table-row-properties style:row-height="1.1189in" fo:break-before="auto" style:use-optimal-row-height="true"/>
    </style:style>
    <style:style style:name="ro33" style:family="table-row">
      <style:table-row-properties style:row-height="1.1291in" fo:break-before="auto" style:use-optimal-row-height="true"/>
    </style:style>
    <style:style style:name="ro34" style:family="table-row">
      <style:table-row-properties style:row-height="1.4953in" fo:break-before="auto" style:use-optimal-row-height="true"/>
    </style:style>
    <style:style style:name="ro35" style:family="table-row">
      <style:table-row-properties style:row-height="1.3173in" fo:break-before="auto" style:use-optimal-row-height="true"/>
    </style:style>
    <style:style style:name="ro36" style:family="table-row">
      <style:table-row-properties style:row-height="0.7528in" fo:break-before="auto" style:use-optimal-row-height="true"/>
    </style:style>
    <style:style style:name="ro37" style:family="table-row">
      <style:table-row-properties style:row-height="0.9307in" fo:break-before="auto" style:use-optimal-row-height="true"/>
    </style:style>
    <style:style style:name="ro38" style:family="table-row">
      <style:table-row-properties style:row-height="1.5055in" fo:break-before="auto" style:use-optimal-row-height="true"/>
    </style:style>
    <style:style style:name="ro39" style:family="table-row">
      <style:table-row-properties style:row-height="1.15in" fo:break-before="auto" style:use-optimal-row-height="true"/>
    </style:style>
    <style:style style:name="ro40" style:family="table-row">
      <style:table-row-properties style:row-height="2.0917in" fo:break-before="auto" style:use-optimal-row-height="true"/>
    </style:style>
    <style:style style:name="ro41" style:family="table-row">
      <style:table-row-properties style:row-height="1.7429in" fo:break-before="auto" style:use-optimal-row-height="true"/>
    </style:style>
    <style:style style:name="ro42" style:family="table-row">
      <style:table-row-properties style:row-height="2.9563in" fo:break-before="auto" style:use-optimal-row-height="true"/>
    </style:style>
    <style:style style:name="ro43" style:family="table-row">
      <style:table-row-properties style:row-height="2.4402in" fo:break-before="auto" style:use-optimal-row-height="true"/>
    </style:style>
    <style:style style:name="ro44" style:family="table-row">
      <style:table-row-properties style:row-height="3.1228in" fo:break-before="auto" style:use-optimal-row-height="true"/>
    </style:style>
    <style:style style:name="ro45" style:family="table-row">
      <style:table-row-properties style:row-height="2.789in" fo:break-before="auto" style:use-optimal-row-height="true"/>
    </style:style>
    <style:style style:name="ro46" style:family="table-row">
      <style:table-row-properties style:row-height="3.2902in" fo:break-before="auto" style:use-optimal-row-height="true"/>
    </style:style>
    <style:style style:name="ro47" style:family="table-row">
      <style:table-row-properties style:row-height="2.2591in" fo:break-before="auto" style:use-optimal-row-height="true"/>
    </style:style>
    <style:style style:name="ro48" style:family="table-row">
      <style:table-row-properties style:row-height="2.6217in" fo:break-before="auto" style:use-optimal-row-height="true"/>
    </style:style>
    <style:style style:name="ro49" style:family="table-row">
      <style:table-row-properties style:row-height="2.6075in" fo:break-before="auto" style:use-optimal-row-height="true"/>
    </style:style>
    <style:style style:name="ro50" style:family="table-row">
      <style:table-row-properties style:row-height="1.561in" fo:break-before="auto" style:use-optimal-row-height="true"/>
    </style:style>
    <style:style style:name="ro51" style:family="table-row">
      <style:table-row-properties style:row-height="2.7744in" fo:break-before="auto" style:use-optimal-row-height="true"/>
    </style:style>
    <style:style style:name="ro52" style:family="table-row">
      <style:table-row-properties style:row-height="2.1055in" fo:break-before="auto" style:use-optimal-row-height="true"/>
    </style:style>
    <style:style style:name="ro53" style:family="table-row">
      <style:table-row-properties style:row-height="1.3799in" fo:break-before="auto" style:use-optimal-row-height="true"/>
    </style:style>
    <style:style style:name="ro54" style:family="table-row">
      <style:table-row-properties style:row-height="2.2728in" fo:break-before="auto" style:use-optimal-row-height="true"/>
    </style:style>
    <style:style style:name="ro55" style:family="table-row">
      <style:table-row-properties style:row-height="2.7602in" fo:break-before="auto" style:use-optimal-row-height="true"/>
    </style:style>
    <style:style style:name="ro56" style:family="table-row">
      <style:table-row-properties style:row-height="1.9102in" fo:break-before="auto" style:use-optimal-row-height="true"/>
    </style:style>
    <style:style style:name="ro57" style:family="table-row">
      <style:table-row-properties style:row-height="1.5756in" fo:break-before="auto" style:use-optimal-row-height="true"/>
    </style:style>
    <style:style style:name="ro58" style:family="table-row">
      <style:table-row-properties style:row-height="2.0772in" fo:break-before="auto" style:use-optimal-row-height="true"/>
    </style:style>
    <style:style style:name="ro59" style:family="table-row">
      <style:table-row-properties style:row-height="2.9417in" fo:break-before="auto" style:use-optimal-row-height="true"/>
    </style:style>
    <style:style style:name="ro60" style:family="table-row">
      <style:table-row-properties style:row-height="2.5929in" fo:break-before="auto" style:use-optimal-row-height="true"/>
    </style:style>
    <style:style style:name="ro61" style:family="table-row">
      <style:table-row-properties style:row-height="2.4256in" fo:break-before="auto" style:use-optimal-row-height="true"/>
    </style:style>
    <style:style style:name="ro62" style:family="table-row">
      <style:table-row-properties style:row-height="3.1091in" fo:break-before="auto" style:use-optimal-row-height="true"/>
    </style:style>
    <style:style style:name="ro63" style:family="table-row">
      <style:table-row-properties style:row-height="3.4575in" fo:break-before="auto" style:use-optimal-row-height="true"/>
    </style:style>
    <style:style style:name="ro64" style:family="table-row">
      <style:table-row-properties style:row-height="1.7283in" fo:break-before="auto" style:use-optimal-row-height="true"/>
    </style:style>
    <style:style style:name="ro65" style:family="table-row">
      <style:table-row-properties style:row-height="1.8957in" fo:break-before="auto" style:use-optimal-row-height="true"/>
    </style:style>
    <style:style style:name="ro66" style:family="table-row">
      <style:table-row-properties style:row-height="3.6252in" fo:break-before="auto" style:use-optimal-row-height="true"/>
    </style:style>
    <style:style style:name="ro67" style:family="table-row">
      <style:table-row-properties style:row-height="2.2445in" fo:break-before="auto" style:use-optimal-row-height="true"/>
    </style:style>
    <style:style style:name="ro68" style:family="table-row">
      <style:table-row-properties style:row-height="2.9701in" fo:break-before="auto" style:use-optimal-row-height="true"/>
    </style:style>
    <style:style style:name="ro69" style:family="table-row">
      <style:table-row-properties style:row-height="0.8528in" fo:break-before="auto" style:use-optimal-row-height="true"/>
    </style:style>
    <style:style style:name="ro70" style:family="table-row">
      <style:table-row-properties style:row-height="0.1925in" fo:break-before="auto" style:use-optimal-row-height="true"/>
    </style:style>
    <style:style style:name="ro71" style:family="table-row">
      <style:table-row-properties style:row-height="0.1917in" fo:break-before="auto" style:use-optimal-row-height="true"/>
    </style:style>
    <style:style style:name="ro72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鍛冶¹ ・ かじ ・ forging; smith</text:p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施療 ・ せりょう ・ gratuitous treatment, free medical treatment</text:p>
            <text:p>物療 ・ ぶつりょう ・ physiotherapy, physical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寮母 ・ りょうぼ ・ matron of a dormitory</text:p>
            <text:p>寮歌 ・ りょうか ・ dormitory song</text:p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動 ・ しどう ・ starting machines </text:p>
            <text:p>始末する ・ しまつする ・ manage, deal with, dispose of; put in order</text:p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り頃 ・ おわりごろ ・ toward the end</text:p>
            <text:p>終始 ・ しゅうし ・ from beginning to end, always</text:p>
            <text:p>課程を終える ・ かていをおえる ・ finish a course</text:p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了承する ・ りょうしょうする ・ acknowledge, understand, note</text:p>
            <text:p>修了 ・ しゅうりょう ・ completion of a course </text:p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/>
            <text:p>承りましょう ・ うけたまわりましょう ・ I’ll listen to you respectfully</text:p>
            <text:p>継承する ・ けいしょうする ・ succeed / accede to, inherit</text:p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らす ・ むらす ・ [vt] cook by steam</text:p>
            <text:p>蒸散 ・ じょうさん ・ transpiration</text:p>
            <text:p>蒸留 ・ じょうりゅう ・ distillation</text:p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 ・ まい ・ a dance</text:p>
            <text:p>舞う ・ まう ・ [vi] dance, perform a dance</text:p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る ・ となる ・ adjoin, neighbor</text:p>
            <text:p>隣接する ・ りんせつする ・ neighbor, adjoin, be adjacent to</text:p>
            <text:p>隣 ・ となり ・ next door; people next door</text:p>
            <text:p>近隣 ・ きんりん ・ neighborhood</text:p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き ・ またたき ・ wink; twinkle of stars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白昼夢 ・ はくちゅうむ ・ waking dream</text:p>
            <text:p>夢想家 ・ むそうか ・ dreamer</text:p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 ・ えだ ・ branch</text:p>
            <text:p>枝折り ・ しおり ・ bookmark; guidebook</text:p>
            <text:p>枝垂れ桜 ・ しだれざくら ・ weeping cherry</text:p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 ・ わざ ・ skill, technique</text:p>
            <text:p>技量 ・ ぎりょう ・ skill, ability, capacity</text:p>
            <text:p>実技 ・ じつぎ ・ practical technique / skill</text:p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>峠越え ・ とうげごえ ・ crossing a mountain pass</text:p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ぎの ・ いそぎの ・ hurried, hasty; pressing, urgent</text:p>
            <text:p>急性の ・ きゅうせいの ・ acute</text:p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>争われない ・ あらそわれない ・ indisputable</text:p>
            <text:p>争点 ・ そうてん ・ point of contention, issue</text:p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情の籠もった ・ じょうのこもった ・ sympathetic, warmhearted</text:p>
            <text:p>情けを交わす ・ なさけをかわす ・ have sexual intercourse</text:p>
            <text:p>激情 ・ げきじょう ・ violent emotion, passion</text:p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め ・ きよめ ・ purification, ablution</text:p>
            <text:p>血清 ・ けっせい ・ serum</text:p>
            <text:p>清教徒 ・ せいきょうと ・ Puritan</text:p>
            <text:p>心が清まる ・ こころがきよまる ・ feel purified</text:p>
            <text:p>清算 ・ せいさん ・ settlement, liquidation; clearing off 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気晴らし ・ きばらし ・ diversion, relaxation</text:p>
            <text:p>晴雨計 ・ せいうけい ・ barometer</text:p>
            <text:p>晴曇 ・ せいどん ・ fine and cloudy weather</text:p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精 ・ せいぜい ・ with all one’s might; at most / best</text:p>
            <text:p>精気 ・ せいき ・ spirit, energy, essence</text:p>
            <text:p>精算 ・ せいさん ・ exact calculation; settlement of accounts</text:p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普請 ・ ふしん ・ building, construction</text:p>
            <text:p>寄付を請う ・ きふをこう ・ solicit donations</text:p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静けさ ・ しずけさ ・ stillness, tranquility, silence</text:p>
            <text:p>寝静まる ・ ねしずまる ・ fall fast asleep</text:p>
            <text:p>物静かな ・ ものしずかな ・ quiet, still, calm</text:p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足し算 ・ たしざん ・ addition</text:p>
            <text:p>算出する ・ さんしゅつする ・ compute, calculate</text:p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答申 ・ とうしん ・ report, reply to / by the jury </text:p>
            <text:p>答弁 ・ とうべん ・ reply, answer; defending oneself</text:p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疑問符 ・ ぎもんふ ・ question mar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/>
            <text:p>博物館 ・ はくぶつかん ・ museum</text:p>
            <text:p>博覧 ・ はくらん ・ extensive reading, wide knowledge</text:p>
            <text:p>博覧会 ・ はくらんかい ・ exhibition, fair, exposition</text:p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規則で縛る ・ きそくでしばる ・ restrict a person by rule</text:p>
            <text:p>呪縛 ・ じゅばく ・ spell</text:p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登記簿 ・ とうきぼ ・ regis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給 ・ はっきゅう ・ meager salary scanty, small, … </text:p>
            <text:p>浮薄な ・ ふはくな ・ frivolous, fickle, insincere</text:p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拍手喝采する ・ はくしゅかっさいする ・ applaud hand clapping </text:p>
            <text:p>風采 ・ ふうさい ・ appearance, air, mien, getup</text:p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>菜食主義 ・ さいしょくしゅぎ ・ vegetarianism</text:p>
            <text:p>山菜 ・ さんさい ・ edible wild plant</text:p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り上げる ・ とりあげる ・ [vt] adopt, accept, listen to</text:p>
            <text:p>採る ・ とる ・ [vt] adopt measure, proposal, attitute pick, catch fruit, insects, sample </text:p>
            <text:p>採血 ・ さいけつ ・ blood collecting / gathering</text:p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色 ・ さいしょく ・ coloring, painting</text:p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街頭 ・ がいとう ・ street</text:p>
            <text:p>街 ・ まち ・ city quarter, city street</text:p>
            <text:p>街着 ・ まちぎ ・ street clothes</text:p>
            <text:p>街の女 ・ まちのおんな ・ streetwalker</text:p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述べ立てる ・ のべたてる ・ dwell eloquently on , relate at great length</text:p>
            <text:p>記述する ・ きじゅつする ・ describe, write, give an account</text:p>
            <text:p>著述 ・ ちょじゅつ ・ writing of books ; book, literary work</text:p>
            <text:p>述語 ・ じゅつご ・ predicat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思い余る ・ おもいあまる ・ be at a loss</text:p>
            <text:p>余す所無く ・ あますところなく ・ exhaustively, thoroughly</text:p>
            <text:p>持て余す ・ もてあます ・ [vt] not know what to do with , find unmanageable</text:p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外 ・ じょがい ・ exclusion, exception</text:p>
            <text:p>解除する ・ かいじょする ・ remove / lift a ban , cancel; release, acquit</text:p>
            <text:p>取り除く ・ とりのぞく ・ get rid of, remove, take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説 ・ じょせつ ・ explanation, interpret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め応力 ・ ななめおうりょく ・ oblique stress physically on sth. mechanical </text:p>
            <text:p>斜投影 ・ しゃとうえい ・ oblique projection</text:p>
            <text:p>傾斜 ・ けいしゃ ・ inclination, slant, tilt</text:p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中途で ・ ちゅうとで ・ halfway, in the middle</text:p>
            <text:p>帰途 ・ きと ・ one’s way home, return t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装 ・ とそう ・ painting, coating</text:p>
            <text:p>上塗り ・ うわぬり ・ final coating of paint</text:p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 ・ うるし ・ lacquer</text:p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境 ・ せんきょう ・ fairyland, enchanted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糞っ垂れ ・ くそったれ ・ You shithead!</text:p>
            <text:p>しみっ垂れ ・ しみったれ ・ stinginess; miser</text:p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せる ・ のせる ・ [vt] pick up, load</text:p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お待ち兼ねの ・ おまちかねの ・ long-waited-for</text:p>
            <text:p>兼ね合い ・ かねあい ・ equilibrium, even balance</text:p>
            <text:p>申し兼ねますが ・ もうしかねますが ・ excuse me, but</text:p>
            <text:p>兼備する ・ けんびする ・ combine one thing with another </text:p>
            <text:p>兼行 ・ けんこう ・ doing simultan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>睡魔 ・ すいま ・ sleepiness, drowsiness</text:p>
            <text:p>熟睡 ・ じゅくすい ・ sound sleep</text:p>
            <text:p>昏睡状態 ・ こんすいじょうたい ・ comatose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眠る ・ ねむる ・ [vi] sleep; die</text:p>
            <text:p>眠たい ・ ねむたい ・ sleepy</text:p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送 ・ ゆうそう ・ mai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平衡錘 ・ へいこうすい ・ counterpoise, counterweight</text:p>
            <text:p>錘 ・ おもり ・ weight, plumb, sinker, plummet</text:p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香華 ・ こうげ ・ incense and flowers</text:p>
            <text:p>華麗な ・ かれいな ・ splendid, magnificent, resplendent, gorgeous</text:p>
            <text:p>豪華な ・ ごうかな ・ splendid, gorgeous, pompous</text:p>
            <text:p>散華する ・ さんげする ・ fall as flowers do, die a glorious dea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食 ・ しんしょく ・ erosion, corrosion; encroachment</text:p>
            <text:p>侵略 ・ しんりゃく ・ invasion, aggression</text:p>
            <text:p>不可侵条約 ・ ふかしんじょうやく ・ nonaggression treaty</text:p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水浸し ・ みずびたし ・ submergence; being waterlogged</text:p>
            <text:p>浸し物 ・ ひたしもの ・ soy flavored boiled greens</text:p>
            <text:p>浸水 ・ しんすい ・ inundation, submergence</text:p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かし付ける ・ ねかしつける ・ [vt] lull a child to sleep</text:p>
            <text:p>寝返る ・ ねがえる ・ [vi] turn over in bed; go over to the enemy, betray, change sides</text:p>
            <text:p>寝る ・ ねる ・ [vi] sleep, go to bed</text:p>
            <text:p>寝袋 ・ ねぶくろ ・ sleeping bag</text:p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射する ・ そうしゃする ・ sweep with fire, mow down</text:p>
            <text:p>掃海 ・ そうかい ・ mine swee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新婦 ・ しんぷ ・ bride</text:p>
            <text:p>娼婦 ・ しょうふ ・ prostitute, harlot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日帰りする ・ ひがえりする ・ return on the same day, make a day’s trip</text:p>
            <text:p>帰化 ・ きか ・ naturalization immigration / of species </text:p>
            <text:p>帰依 ・ きえ ・ faith, devotion; conversion</text:p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り道 ・ もどりみち ・ the way back</text:p>
            <text:p>立ち戻る ・ たちもどる ・ return, come back</text:p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落涙する ・ らくるいする ・ shed tears</text:p>
            <text:p>涙雨 ・ なみだあめ ・ sprinkling rain</text:p>
            <text:p>涙金 ・ なみだきん ・ small sum of consolation money </text:p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影が射す ・ かげがさす ・ "[vi] cast ''shine"" a shadow on"</text:p>
            <text:p>射る ・ いる ・ [vt] shoot / let off an arrow </text:p>
            <text:p>射を学ぶ ・ しゃをまなぶ ・ learn archery</text:p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平謝り ・ ひらあやまり ・ humble apology</text:p>
            <text:p>薄謝 ・ はくしゃ ・ small remuneration / token of gratitude</text:p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不意討ち ・ ふいうち ・ surprise attack</text:p>
            <text:p>討ち入る ・ うちいる ・ raid, break into a house to kill the master </text:p>
            <text:p>追討する ・ ついとうする ・ hunt down and 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新訂 ・ しんてい ・ new revision</text:p>
            <text:p>増訂 ・ ぞうてい ・ new and revised edition</text:p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消す ・ うちけす ・ deny, negate, contradict</text:p>
            <text:p>刀を打つ ・ かたなをうつ ・ temper / forge a sword</text:p>
            <text:p>電報を打つ ・ でんぽうをうつ ・ send a telegram</text:p>
            <text:p>打算 ・ ださん ・ calculation, self-interest, selfishness</text:p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撃沈する ・ げきちんする ・ attack and sink a ship</text:p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手拭き ・ てふき ・ hand towel</text:p>
            <text:p>口を拭う ・ くちをぬぐう ・ wipe one’s mouth</text:p>
            <text:p>尻拭い ・ しりぬぐい ・ bearing consequences of so. else’s error</text:p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抵抗を 試みる ・ ていこうを こころみる ・ put up resistance</text:p>
            <text:p>試す ・ ためす ・ [vt] try out , test</text:p>
            <text:p>力を試す ・ ちからをためす ・ try one’s streng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出する ・ けんしゅつする ・ detect, find</text:p>
            <text:p>検証 ・ けんしょう ・ verification, identification; inspection</text:p>
            <text:p>検定 ・ けんてい ・ examination; official approv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場 ・ しけんじょう ・ examination hall / room; laboratory</text:p>
            <text:p>実験室 ・ じっけんしつ ・ laboratory</text:p>
            <text:p>経験 ・ けいけん ・ experi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顔 ・ けわしいかお ・ grim face</text:p>
            <text:p>冒険 ・ ぼうけん ・ adventure, risk</text:p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真剣な ・ しんけんな ・ serious, earnest</text:p>
            <text:p>手裏剣 ・ しゅりけん ・ throwing knife</text:p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>渓谷 ・ けいこく ・ ravine, valley, canyon</text:p>
            <text:p>峡谷 ・ きょうこく ・ gorge, ravine, canyon, valley</text:p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欲 ・ よく ・ desire, craving; avarice, greed</text:p>
            <text:p>欲する ・ ほっする ・ [vt] want, desire</text:p>
            <text:p>欲張り ・ よくばり ・ greed[y]</text:p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水浴びする ・ みずあびする ・ bathe in cold water</text:p>
            <text:p>海水浴 ・ かいすいよく ・ sea bathing</text:p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受容する ・ じゅようする ・ receive, accept</text:p>
            <text:p>美容院 ・ びよういん ・ beauty salon</text:p>
            <text:p>容態 ・ ようだい ・ one’s condition, state of health </text:p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水溶性の ・ すいようせいの ・ water soluble</text:p>
            <text:p>溶かす ・ とかす ・ [vt] dissolve, liquefy, [s]melt sugar, metal, snow, … </text:p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>俗っぽい ・ ぞくっぽい ・ common, vulgar</text:p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える ・ あまえる ・ [vi] play the baby to , be coquettish; fawn on a person </text:p>
            <text:p>甘えた調子で ・ あまえたちょうしで ・ in a coquettish tone</text:p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地 ・ こんじ ・ dark blue ground; dark blue cloth</text:p>
            <text:p>紺青 ・ こんじょう ・ Prussian / deep blue</text:p>
            <text:p>紫紺 ・ しこん ・ purplish blu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紅色 ・ べにいろ ・ red, crimson</text:p>
            <text:p>紅 ・ くれない ・ crimson, deep red, scarlet</text:p>
            <text:p>紅衛兵 ・ こうえいへい ・ Red Guards</text:p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略 ・ こうりゃく ・ capture, conquest; invasion</text:p>
            <text:p>攻究 ・ こうきゅう ・ investigation, research</text:p>
            <text:p>正攻法 ・ せいこうほう ・ regular tactics for attack</text:p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功罪 ・ こうざい ・ merits and demerits</text:p>
            <text:p>功利主義 ・ こうりしゅぎ ・ utilitarianism</text:p>
            <text:p>勲功 ・ くんこう ・ distinguished services, merit</text:p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言 ・ こうげん ・ flattery</text:p>
            <text:p>悧巧な ・ りこうな ・ clever, bright, sharp, shrewd</text:p>
            <text:p>巧妙な ・ こうみょうな ・ skillful, ingenious, clever</text:p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朽ち果てる ・ くちはてる ・ decay completely; rot [rust] away; rusticate oneself</text:p>
            <text:p>朽ち葉 ・ くちば ・ decayed leaves</text:p>
            <text:p>腐朽 ・ ふきゅう ・ deterioration, deca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立ち枯れの ・ たちがれの ・ blighted, withered</text:p>
            <text:p>枯れる ・ かれる ・ [vi] die, wither</text:p>
            <text:p>栄枯盛衰 ・ えいこせいすい ・ prosperity and decline, rise and fall</text:p>
            <text:p>枯渇 ・ こかつ ・ drying up, running dry; exhaustion, deple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点 ・ おてん ・ disgrace, flaw; stain, blot</text:p>
            <text:p>汚職 ・ おしょく ・ corruption, bribery esp. by officials </text:p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>升売り ・ ますうり ・ selling something by the boxful in a wooden masu box </text:p>
            <text:p>一升 ・ ひとます ・ one square / cell on a grid </text:p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弁当 ・ べんとう ・ box lunch</text:p>
            <text:p>自弁する ・ じべんする ・ pay one’s own expenses</text:p>
            <text:p>合弁 ・ ごうべん ・ joint management / venture</text:p>
            <text:p>思弁 ・ しべん ・ speculation</text:p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降口 ・ しょうこうぐち ・ entrance, hatchway</text:p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頂 ・ とうちょう ・ climbing to the summit</text:p>
            <text:p>登高する ・ とうこうする ・ climb up</text:p>
            <text:p>登校 ・ とうこう ・ attending school</text:p>
            <text:p>登楼する ・ とうろうする ・ go into a tall building; visit a brothel</text:p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ます ・ すます ・ [vt] (make clear; look grave, unconcerned strain as one’s ears </text:p>
            <text:p>澄み切った ・ すみきった ・ perfectly clear</text:p>
            <text:p>澄まし顔 ・ すましがお ・ smug face</text:p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補充する ・ ほじゅうする ・ supplement, replenish, recruit</text:p>
            <text:p>充実した ・ じゅうじつした ・ full, complete, rich</text:p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声 ・ じゅうせい ・ sound of gunfire</text:p>
            <text:p>拳銃 ・ けんじゅう ・ pistol, handgun</text:p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計 ・ とうけい ・ statistics</text:p>
            <text:p>統合する ・ とうごうする ・ integrate, combine, unify</text:p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二流 ・ にりゅう ・ second-rate</text:p>
            <text:p>流れ星 ・ ながれぼし ・ shooting star, meteor</text:p>
            <text:p>川流れ ・ かわながれ ・ being carried away by a current</text:p>
            <text:p>流し ・ ながし ・ sink; bath attendant; strolling musician; cruising taxi</text:p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安 ・ りゅうあん ・ ammonium sulfate</text:p>
            <text:p>硫化する ・ りゅうかする ・ sulfurize</text:p>
            <text:p>脱硫 ・ だつりゅう ・ desulfuriz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想 ・ もうそう ・ wild idea [fancy] , paranoiac delusion</text:p>
            <text:p>盲動 ・ もうどう ・ acting blindly</text:p>
            <text:p>盲導犬 ・ もうどうけん ・ guide / Seeing Eye dog</text:p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失する ・ ぼうしつする ・ forget, lose</text:p>
            <text:p>忘れっぽい ・ わすれっぽい ・ forgetful, have a bad memory</text:p>
            <text:p>備忘 ・ びぼう ・ reminder</text:p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繁忙である ・ はんぼうである ・ be busy, fully occup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野 ・ こうや ・ wilderness, the wilds, wasteland</text:p>
            <text:p>荒れ地 ・ あれち ・ wilderness</text:p>
            <text:p>荒涼たる ・ こうりょうたる ・ desolate, dreary</text:p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恐慌 ・ きょうこう ・ panic, scare, alarm</text:p>
            <text:p>慌てふためく ・ あわてふためく ・ be all in a flurry, hurry-scurry, act helter-skelter</text:p>
            <text:p>慌て者 ・ あわてもの ・ flutterer, scatterbrain, bustling fellow</text:p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ましい ・ のぞましい ・ desirable, welcome</text:p>
            <text:p>望見する ・ ぼうけんする ・ watch from afar</text:p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少な ・ きしょうな ・ scarce, rare</text:p>
            <text:p>希求する ・ ききゅうする ・ aspire to, seek, demand</text:p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概括する ・ がいかつする ・ summarize, sum up, generalize</text:p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留 ・ こうりゅう ・ penal detention up to 30 days </text:p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集する ・ しゅうしゅうする ・ gather, collect</text:p>
            <text:p>収拾する ・ しゅうしゅうする ・ get under control, save the situation </text:p>
            <text:p>拾い物 ・ ひろいもの ・ sth. picked up / found; bargain</text:p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ごみ捨て ・ ごみすて ・ dumping refuse / ground; garbage pit</text:p>
            <text:p>用捨 ・ ようしゃ ・ adoption or rejection, choice, o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軍 ・ こぐん ・ lone force isolated / forlorn </text:p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圧 ・ だんあつ ・ op-, suppression</text:p>
            <text:p>連弾 ・ れんだん ・ 4-handed performance on the piano </text:p>
            <text:p>弾道弾 ・ だんどうだん ・ ballistic missile</text:p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家系 ・ かけい ・ family line, lineage, ancestry</text:p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係留 ・ けいりゅう ・ mooring, anchorage</text:p>
            <text:p>面目に係る問題 ・ めんぼくにかかるもんだい ・ problem concerning one’s honor</text:p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孫 ・ まご ・ grandchild</text:p>
            <text:p>孫娘 ・ まごむすめ ・ granddaughter</text:p>
            <text:p>孫弟子 ・ まごでし ・ disciples of one’s discipl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懸賞 ・ けんしょう ・ prize competition; prize, reward</text:p>
            <text:p>懸崖 ・ けんがい ・ overhanging cliff</text:p>
            <text:p>懸ける ・ かける ・ [vt] stake one’s life , risk; offer / set a prize</text:p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り ・ かたより ・ deviation, offset; polarization</text:p>
            <text:p>偏差値 ・ へんさち ・ deviation value, standard score eg. for academic grades </text:p>
            <text:p>偏重する ・ へんちょうする ・ attach too much importance, overemphasize</text:p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路 ・ へんろ ・ pilgrim</text:p>
            <text:p>普遍的な ・ ふへんてきな ・ universal, omnipresent, ubiquit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予告編 ・ よこくへん ・ preview, trailer</text:p>
            <text:p>編曲 ・ へんきょく ・ arrangement of a melody </text:p>
            <text:p>編入する ・ へんにゅうする ・ include, incorporate; admit</text:p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一篇の詩 ・ いっぺんのし ・ one poem</text:p>
            <text:p>予告篇 ・ よこくへん ・ preview, trai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及 ・ ふきゅう ・ diffusion, spread, propagation</text:p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採譜 ・ さいふ ・ recording a tune in musical notes </text:p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を辞する ・ しょくをじする ・ resign one’s post</text:p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り目 ・ おりめ ・ texture</text:p>
            <text:p>機織り ・ はたおり ・ weaver / -ing; grasshopper</text:p>
            <text:p>織り込む ・ おりこむ ・ interweave</text:p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識見 ・ しきけん ・ knowledge, judgment, discernment</text:p>
            <text:p>良識 ・ りょうしき ・ good sense</text:p>
            <text:p>有識者 ・ ゆうしきしゃ ・ learned people, the wise [informed, intellectual, …] </text:p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引退する ・ いんたいする ・ retire, go into retirement</text:p>
            <text:p>退廃的 ・ たいはいてき ・ decadent, degenerating</text:p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開眼 ・ かいげん ・ enlightenment</text:p>
            <text:p>開眼 ・ かいがん ・ opening one’s eyes to the truth</text:p>
            <text:p>眼 ・ まなこ ・ eye(ball)</text:p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慮 ・ ちりょ ・ foresight</text:p>
            <text:p>智者 ・ ちしゃ ・ wise man; learned pri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法 ・ にんぽう ・ art of making oneself invisible</text:p>
            <text:p>忍びやかな ・ しのびやかな ・ stealthy, secret</text:p>
            <text:p>忍び難い ・ しのびがたい ・ unbearable, intolerable</text:p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知 ・ にんち ・ recognition, acknowledgment</text:p>
            <text:p>認識 ・ にんしき ・ cognition, perception; understanding</text:p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欲求 ・ よっきゅう ・ want[s], desire, wish</text:p>
            <text:p>求婚 ・ きゅうこん ・ proposal of marriage</text:p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い ・ すくい ・ rescue, relief, help, salvation</text:p>
            <text:p>救済する ・ きゅうさいする ・ relieve, help; save, deliver</text:p>
            <text:p>救出 ・ きゅうしゅつ ・ rescue, relief; deliverance</text:p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庭球 ・ ていきゅう ・ tennis</text:p>
            <text:p>球 ・ たま ・ ball</text:p>
            <text:p>好球 ・ こうきゅう ・ good pitch</text:p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清純な ・ せいじゅんな ・ pure and innocent </text:p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る ・ にぶる ・ [vi] become dull; weaken</text:p>
            <text:p>鈍感 ・ どんかん ・ thickheadedness</text:p>
            <text:p>鈍い音 ・ にぶいおと ・ thick sound</text:p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使 ・ めしつかい ・ servant</text:p>
            <text:p>召集する ・ しょうしゅうする ・ call together</text:p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き ・ まねき ・ invitation, engagement</text:p>
            <text:p>招宴 ・ しょうえん ・ party invitation to a </text:p>
            <text:p>招集 ・ しょうしゅう ・ calling / convening meeting, assembly, congress, … </text:p>
            <text:p>手招き ・ てまねき ・ beckoning</text:p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 ・ ぬま ・ muddy pond, marsh</text:p>
            <text:p>泥沼 ・ どろぬま ・ bog; swamp of difficulties </text:p>
            <text:p>長沼 ・ ながぬま ・ Lake Naganuma</text:p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 ・ みことのり ・ imperial edict</text:p>
            <text:p>詔勅 ・ しょうちょく ・ imperial edict</text:p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然 ・ しょうぜん ・ manifest, clear,evident, obvi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会する ・ しょうかいする ・ inquire, apply for information</text:p>
            <text:p>照れる ・ てれる ・ [vi] feel shy, be abashed</text:p>
            <text:p>照る ・ てる ・ [vi] shine; be fine</text:p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過 ・ ちょうか ・ excess</text:p>
            <text:p>超音速 ・ ちょうおんそく ・ supersonic speed</text:p>
            <text:p>超然たる ・ ちょうぜんたる ・ transcendental, standing aloof</text:p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十年越し ・ じゅうねんごし ・ of / over 10 years long </text:p>
            <text:p>持ち越す ・ もちこす ・ [vt] carry forward, bring over, defer</text:p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意趣 ・ いしゅ ・ spite, grudge, enmity; [originally:] purpose, meaning</text:p>
            <text:p>趣 ・ おもむき ・ charm, taste, flavor</text:p>
            <text:p>興趣 ・ きょうしゅ ・ taste, elegance, flavor</text:p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訥 ・ ぼくとつ ・ rugged hones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声 ・ かけごえ ・ shout to mark time, shout of encouragement</text:p>
            <text:p>掛け算 ・ かけざん ・ multiplication</text:p>
            <text:p>掛け軸 ・ かけじく ・ hanging scroll</text:p>
            <text:p>-掛かり ・ -がかり ・ combined, in a group of; requiring a period of time </text:p>
            <text:p>掛かり ・ かかり ・ expenses; scale, scope</text:p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果 ・ てきか ・ thinning out superfluous fruit</text:p>
            <text:p>摘み取る ・ つみとる ・ [vt] pick, pluck</text:p>
            <text:p>茶摘み ・ ちゃつみ ・ tea-pic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滴 ・ しずく ・ drop</text:p>
            <text:p>滴り落ちる ・ したたりおちる ・ trickle down</text:p>
            <text:p>滴水 ・ てきすい ・ water dripping</text:p>
            <text:p>水滴 ・ すいてき ・ water drop</text:p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出 ・ ちゃくしゅつ ・ legitimacy of birth </text:p>
            <text:p>嫡妻 ・ ちゃくさい ・ legitimate wife</text:p>
            <text:p>嫡室 ・ ちゃくしつ ・ legitimate wif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者 ・ てきしゃ ・ suitable person</text:p>
            <text:p>適時の ・ てきじの ・ timely, opportune</text:p>
            <text:p>適合する ・ てきごうする ・ suit, be fit, conform to </text:p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商売敵 ・ しょうばいがたき ・ business rival</text:p>
            <text:p>敵 ・ かたき ・ enemy</text:p>
            <text:p>不敵な ・ ふてきな ・ daring, dauntless</text:p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授かる ・ さずかる ・ [vt] be gifted with, granted; be taught</text:p>
            <text:p>授産 ・ じゅさん ・ providing with work, giving employment</text:p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媛 ・ ひめ ・ damsel, young lady of noble birth</text:p>
            <text:p>橘媛 ・ たちばなひめ ・ (woman in a Japanese myth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む ・ ゆるむ ・ [vi] slack(en), loosen, relax</text:p>
            <text:p>緩目の ・ ゆるめの ・ somewhat loose</text:p>
            <text:p>緩下剤 ・ かんげざい ・ lax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暖かい色 ・ あたたかいいろ ・ warm color</text:p>
            <text:p>暖流 ・ だんりゅう ・ warm current</text:p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察 ・ かんさつ ・ observation, supervision</text:p>
            <text:p>主観 ・ しゅかん ・ subject(ivity)</text:p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切に勧める ・ せつにすすめる ・ urge strongly</text:p>
            <text:p>勧め ・ すすめ ・ exhortation, encouragement</text:p>
            <text:p>勧誘する ・ かんゆうする ・ solicit, invite, canvass; induce, persuade</text:p>
            <text:p>勧奨する ・ かんしょうする ・ encourage, promote, stimulate</text:p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談 ・ かんだん ・ pleasant chat / talk</text:p>
            <text:p>歓迎 ・ かんげい ・ welcome</text:p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な筋 ・ たしかなすじ ・ reliable source</text:p>
            <text:p>確認する ・ かくにんする ・ confirm</text:p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高慢な ・ こうまんな ・ haughty, arrogant, proud</text:p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歩する ・ まんぽする ・ ramble, saunter</text:p>
            <text:p>漫談 ・ まんだん ・ idle talk, comic chat</text:p>
            <text:p>漫然たる ・ まんぜんたる ・ rambling, random, desul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>抑留 ・ よくりゅう ・ detain-, internment, detention, arrest</text:p>
            <text:p>抑揚 ・ よくよう ・ rising and falling of tones , intonation</text:p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>師と仰ぐ ・ しとあおぐ ・ look up to a person as one’s preceptor </text:p>
            <text:p>仰天する ・ ぎょうてんする ・ be astound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迎撃 ・ げいげき ・ interception, counter</text:p>
            <text:p>迎え酒 ・ むかえざけ ・ another drink in the morning</text:p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>蒲柳 ・ ほりゅう ・ purple willow; infirmity, delicate constitution</text:p>
            <text:p>柳腰 ・ やなぎごし ・ slim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 ・ たまご ・ egg</text:p>
            <text:p>卵殻 ・ らんかく ・ eggshell</text:p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外 ・ そがい ・ estrangement, alienation</text:p>
            <text:p>疎ましい ・ うとましい ・ disagreeable, offensive</text:p>
            <text:p>疎んじる ・ うとんじる ・ [vt] neglect, shun, alie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速断 ・ そくだん ・ hasty conclusion; prompt decision</text:p>
            <text:p>早速 ・ さっそく ・ immediately</text:p>
            <text:p>速口 ・ はやくち ・ fast / rapid talking</text:p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遅遅たる ・ ちちたる ・ slow, lagging, tardy</text:p>
            <text:p>遅参 ・ ちさん ・ lateness, tardiness</text:p>
            <text:p>遅延 ・ ちえん ・ delay, retardation</text:p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>辻占 ・ つじうら ・ slip of paper with fortune-telling message </text:p>
            <text:p>辻辻に ・ つじつじに ・ at every crossing, at every street corner</text:p>
            <text:p>辻君 ・ つじぎみ ・ streetwalker, nightwalker</text:p>
            <text:p>辻説法 ・ つじせっぽう ・ street preac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入金 ・ かにゅうきん ・ admission fee</text:p>
            <text:p>加わる ・ くわわる ・ [vi] join, take part</text:p>
            <text:p>加工 ・ かこう ・ processing, manufacturing</text:p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点 ・ げんてん ・ demerit mark</text:p>
            <text:p>磨り減らす ・ すりへらす ・ [vt] wear away / out; exhaust</text:p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自滅 ・ じめつ ・ natural decay; self-destruction / -ruin</text:p>
            <text:p>滅亡 ・ めつぼう ・ ruin, downfall</text:p>
            <text:p>不滅 ・ ふめつ ・ immortality, indestructibility, imperishability</text:p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威信 ・ いしん ・ prestige, dignity, authority</text:p>
            <text:p>威風 ・ いふう ・ majesty, dignity</text:p>
            <text:p>威張る ・ いばる ・ put on airs, be haughty; boast, brag</text:p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る日 ・ あるひ ・ a certain / one day</text:p>
            <text:p>或る種 ・ あるしゅ ・ certain, some kind / sort</text:p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わす ・ まどわす ・ [vt] fascinate; mislead, lead astray, entice; bewilder, perplex, puzzle</text:p>
            <text:p>困惑 ・ こんわく ・ embarrassment, perplexity, confusion</text:p>
            <text:p>魅惑 ・ みわく ・ fascination, enchantment, charm</text:p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水域 ・ すいいき ・ water area, waters</text:p>
            <text:p>領域 ・ りょういき ・ territory, province; domain, sphere</text:p>
            <text:p>海域 ・ かいいき ・ sea are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>収まる ・ おさまる ・ [vi] be put back in place, restored be settled, brought to a settlement</text:p>
            <text:p>回収する ・ かいしゅうする ・ collect, recover; withdraw</text:p>
            <text:p>収拾する ・ しゅうしゅうする ・ get under control, save the situation </text:p>
            <text:p>押収する ・ おうしゅうする ・ seize, confiscate</text:p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める ・ おさめる ・ [vt] hand over payment / goods store, (re)place</text:p>
            <text:p>納まる ・ おさまる ・ [vi] be paid, delivered </text:p>
            <text:p>納屋 ・ なや ・ outhouse, shed, barn</text:p>
            <text:p>格納する ・ かくのうする ・ house</text:p>
            <text:p>納得 ・ なっとく ・ assent, consent, understanding</text:p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上 ・ けんじょう ・ presenting to</text:p>
            <text:p>文献 ・ ぶんけん ・ literature, documentary records</text:p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食 ・ どんしょく ・ voracity, ravenousness</text:p>
            <text:p>貪り読む ・ むさぼりよむ ・ read avidly</text:p>
            <text:p>貪婪 ・ たんらん [とんらん] ・ covetousness, greed</text:p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診て貰う ・ みてもらう ・ see consult a doctor, receive medical treatment</text:p>
            <text:p>貰い泣き ・ もらいなき ・ crying in sympathy</text:p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しく暮らす ・ まずしくくらす ・ live in poverty</text:p>
            <text:p>貧農 ・ ひんのう ・ needy peasant</text:p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手間賃 ・ てまちん ・ wages / charge for labor </text:p>
            <text:p>無賃の ・ むちんの ・ charge-free</text:p>
            <text:p>借り賃 ・ かりちん ・ rent, hi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貸借 ・ たいしゃく ・ lending and borrowing, debt and credit, loan</text:p>
            <text:p>貸金 ・ かしきん ・ loan</text:p>
            <text:p>貸間 ・ かしま ・ room for rent</text:p>
            <text:p>貸家 ・ かしや ・ house for rent</text:p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貨客 ・ かきゃく ・ freight and passengers</text:p>
            <text:p>雑貨 ・ ざっか ・ sundries, general cargo; miscellaneous goods</text:p>
            <text:p>白銅貨 ・ はくどうか ・ nickel coin</text:p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格 ・ しかく ・ qualifications, competence, capacity</text:p>
            <text:p>資質 ・ ししつ ・ nature, disposition</text:p>
            <text:p>物資 ・ ぶっし ・ commodities, goods, resources</text:p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美 ・ さんび ・ praise, admiration</text:p>
            <text:p>賛同 ・ さんどう ・ approval, endorsement</text:p>
            <text:p>協賛 ・ きょうさん ・ support, cooperation</text:p>
            <text:p>翼賛 ・ よくさん ・ support, assistance,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着替える ・ きがえる ・ change clothes</text:p>
            <text:p>替え玉 ・ かえだま ・ substitute, double</text:p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り込む ・ もぐりこむ ・ [vi] get in, crawl into</text:p>
            <text:p>潜伏 ・ せんぷく ・ concealment, hiding; latency</text:p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品 ・ ぼうえきひん ・ articles of commerce</text:p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まる ・ とまる ・ [vi] perch on; be held in position, fastened</text:p>
            <text:p>書留 ・ かきとめ ・ registered mail</text:p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飲 ・ りゅういん ・ water brash, sour stomach</text:p>
            <text:p>分溜 ・ ぶんりゅう ・ fractional distillation, fraction of two fluits </text:p>
            <text:p>乾溜 ・ かんりゅう ・ dry distillation</text:p>
            <text:p>溜め ・ ため ・ sink, cesspool; manure sink</text:p>
            <text:p>溜め息 ・ ためいき ・ sig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慶賀 ・ けいが ・ congratulation, felicitation</text:p>
            <text:p>年賀 ・ ねんが ・ New Year’s greetings / card</text:p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川に架かる橋 ・ かわにかかるはし ・ bridge over a river</text:p>
            <text:p>書架 ・ しょか ・ bookshelf, -stack</text:p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>染色 ・ せんしょく ・ dyeing</text:p>
            <text:p>染み ・ しみ ・ stain, blot, spot</text:p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>梨の礫 ・ なしのつぶて ・ no commun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豪傑 ・ ごうけつ ・ hero, great / extraordinary man</text:p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婦人 ・ きふじん ・ lady of rank, gentlewoman</text:p>
            <text:p>富貴な ・ ふうきな [ふっきな] ・ wealthy and noble</text:p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決潰 ・ けっかい ・ rip, break</text:p>
            <text:p>全潰 ・ ぜんかい ・ complete collapse</text:p>
            <text:p>暇潰し ・ ひまつぶし ・ time killer; waste of time</text:p>
            <text:p>押し潰す ・ おしつぶす ・ [vt] squash, crush, flatten</text:p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失物 ・ いしつぶつ ・ lost article</text:p>
            <text:p>遺骨 ・ いこつ ・ skeletal remains; ashes</text:p>
            <text:p>遺憾な ・ いかんな ・ regrettable</text:p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気遣う ・ きづかう ・ [vi] feel anxious / worry about , have apprehensions of</text:p>
            <text:p>無駄遣い ・ むだづかい ・ wasting money</text:p>
            <text:p>小遣い ・ こづかい ・ pocket / spending money</text:p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い詰める ・ おいつめる ・ [vt]corner, drive to the wall; run down</text:p>
            <text:p>追い込み ・ おいこみ ・ last spurt, final lap</text:p>
            <text:p>追善 ・ ついぜん ・ mass for the dead</text:p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迫真の ・ はくしんの ・ true to life, realistic</text:p>
            <text:p>真に迫る ・ しんにせまる ・ be true to nature / life, lifelike</text:p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泊める ・ とめる ・ [vi] lodge, give shelter, accommodate</text:p>
            <text:p>民泊 ・ みんぱく ・ temporarily taking lodgers as private residence </text:p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爵 ・ はくしゃく ・ count, ear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手拍子 ・ てびょうし ・ beating time with the hand; careless move</text:p>
            <text:p>脈拍 ・ みゃくはく ・ pulse, pulsation</text:p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い ・ とむらい ・ funeral service; mass for the dead; condolence</text:p>
            <text:p>弔辞 ・ ちょうじ ・ message of condolence</text:p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き上がる ・ わきあがる ・ boil up; break out, arise; seethe, be in uproar</text:p>
            <text:p>沸き返る ・ わきかえる ・ seethe, be in uproar; boil up</text:p>
            <text:p>煮沸 ・ しゃふつ ・ boiling</text:p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豆 ・ にまめ ・ boiled cooked beans</text:p>
            <text:p>業を煮やす ・ ごうをにやす ・ be exasperated, lose one’s temper</text:p>
            <text:p>煮え湯 ・ にえゆ ・ boiling water</text:p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出費 ・ しゅっぴ ・ expenses, expenditure, outlay</text:p>
            <text:p>費え ・ ついえ ・ wasteful expenses</text:p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 ・ おとうと ・ younger brother</text:p>
            <text:p>弟子入りする ・ でしいりする ・ become a disciple [pupil, apprentice] </text:p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及第する ・ きゅうだいする ・ pass an exa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毛 ・ ていもう ・ shaving</text:p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長兄 ・ ちょうけい ・ eldest brother</text:p>
            <text:p>実兄 ・ じっけい ・ one’s own older brother</text:p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者 ・ ただもの ・ ordinary person, common mortal</text:p>
            <text:p>只 ・ ただ ・ free of charge; just, only; ordinary</text:p>
            <text:p>只ならぬ ・ ただならぬ ・ unusual, alarming, serious</text:p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い ・ するどい ・ sharp</text:p>
            <text:p>新鋭な ・ しんえいな ・ fresh pick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口説く ・ くどく ・ [vt] persuade; seduce</text:p>
            <text:p>説話 ・ せつわ ・ narrative, tale</text:p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脱げる ・ ぬげる ・ [vi] come / off of clothes or footwear </text:p>
            <text:p>脱獄 ・ だつごく ・ prison break, jailbreak</text:p>
            <text:p>脱線 ・ だっせん ・ derailment; deviation, aberration</text:p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>祝言 ・ しゅうげん ・ wedding</text:p>
            <text:p>祝電 ・ しゅくでん ・ congratulatory telegram</text:p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近況 ・ きんきょう ・ recent condition / situation</text:p>
            <text:p>実況 ・ じっきょう ・ actual conditions</text:p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喜悦 ・ きえつ ・ delight, rapture,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服 ・ こくふく ・ conquest, subjugation</text:p>
            <text:p>克つ ・ かつ ・ [vi] control oneself , overcome</text:p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い合う ・ きそいあう ・ compete with, vie for</text:p>
            <text:p>競り市 ・ せりいち ・ auction sale</text:p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 ・ あね ・ older sister</text:p>
            <text:p>姉妹 ・ しまい ・ siste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妹娘 ・ いもうとむすめ ・ younger daughter</text:p>
            <text:p>妹分 ・ いもうとぶん ・ protégée</text:p>
            <text:p>実妹 ・ じつまい ・ one’s true younger sister [biological] </text:p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勲 ・ しゅくん ・ meritorious deeds, distinguished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順序 ・ じゅんじょ ・ order, sequence; system, procedure</text:p>
            <text:p>秩序 ・ ちつじょ ・ order, discipline; method, system</text:p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正しい ・ ちつじょただしい ・ orderly, well-ordered</text:p>
            <text:p>秩序立つ ・ ちつじょだつ ・ be in order, organized, be systematized</text:p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目を喜ばす ・ めをよろこばす ・ feast one’s eyes on </text:p>
            <text:p>喜ばしい ・ よろこばしい ・ joyful, delightful, gratifying</text:p>
            <text:p>喜劇 ・ きげき ・ comedy</text:p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親善 ・ しんぜん ・ goodwill, friendly relations</text:p>
            <text:p>善行 ・ ぜんこう ・ good deed, benevolence</text:p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修繕する ・ しゅうぜんする ・ mend, repair</text:p>
            <text:p>修繕工 ・ しゅうぜんこう ・ repair man</text:p>
            <text:p>営繕 ・ えいぜん ・ building and repairs, maintenance</text:p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一膳 ・ いちぜん ・ a bowl of rice ; a pair of chopsticks </text:p>
            <text:p>食膳 ・ しょくぜん ・ dining tray, food on a tray</text:p>
            <text:p>会席膳 ・ かいせきぜん ・ elaborate legless dinner tray esp. for formal dinners </text:p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千万 ・ いかんせんばん ・ highly regrettable; utterly deplorable</text:p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恨み ・ うらみ ・ grudge, hatred, malice</text:p>
            <text:p>恨めし気に ・ うらめしげに ・ reproachfully</text:p>
            <text:p>逆恨み ・ さかうらみ ・ unjustified resentment through misunderstanding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し気無く ・ おしげなく ・ unsparingly, lavishly, generously</text:p>
            <text:p>惜しむべき ・ おしむべき ・ regrettable, lamentable</text:p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挙措 ・ きょそ ・ behavior, manner</text:p>
            <text:p>報復措置 ・ ほうふくそち ・ reprisals, retaliatory measures</text:p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間借り ・ まがり ・ renting a room</text:p>
            <text:p>借用 ・ しゃくよう ・ borrowing, loan</text:p>
            <text:p>拝借する ・ はいしゃくする ・ borrow</text:p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綜 ・ さくそう ・ complication, intricacy</text:p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>曽祖父母 ・ そうそふぼ ・ great-grandparent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増す ・ ます ・ [vi, vt] increase, augment, multiply</text:p>
            <text:p>増やす ・ ふやす ・ [vt] add to , increase</text:p>
            <text:p>増える ・ ふえる ・ [vi] increase</text:p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読者層 ・ どくしゃそう ・ readers / subscribers class of </text:p>
            <text:p>階層 ・ かいそう ・ social stratum, class; tier</text:p>
            <text:p>下層 ・ かそう ・ lower classes</text:p>
            <text:p>社会層 ・ しゃかいそう ・ stratum of society</text:p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む ・ にくむ ・ [vt] hate, detest, abhor</text:p>
            <text:p>憎さ ・ にくさ ・ hatefulness, hatred</text:p>
            <text:p>憎らしい ・ にくらしい ・ hateful, horrible, provoking</text:p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侶 ・ そうりょ ・ bonze, Buddhist priest</text:p>
            <text:p>尼僧 ・ にそう ・ nun, sister; Buddhist priestes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>贈り主 ・ おくりぬし ・ sender of a present </text:p>
            <text:p>贈賄 ・ ぞうわい ・ bribery, corruption</text:p>
            <text:p>寄贈 ・ きぞう [きそう] ・ donation, presen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い婦 ・ まかないふ ・ female c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盗賊 ・ とうぞく ・ thief, robber, bandit</text:p>
            <text:p>逆賊 ・ ぎゃくぞく ・ rebel, traitor, insurgent</text:p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連帯 ・ れんたい ・ solidarity</text:p>
            <text:p>帯 ・ おび ・ belt, sash</text:p>
            <text:p>帯びる ・ おびる ・ [vt] wear, carry; take on; be tinged with</text:p>
            <text:p>所帯 ・ しょたい ・ household, home</text:p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り ・ とどこおり ・ hitch, hindrance; arrearage</text:p>
            <text:p>滞在 ・ たいざい ・ stay</text:p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る ・ しぶる ・ hang [hold] back, hesitate, be reluctant</text:p>
            <text:p>渋渋 ・ しぶしぶ ・ reluctantly, grudgingly</text:p>
            <text:p>渋紙 ・ しぶがみ ・ tanned paper</text:p>
            <text:p>茶渋 ・ ちゃしぶ ・ tea incrustations</text:p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為政家 ・ いせいか ・ politician</text:p>
            <text:p>為す ・ なす ・ [vt] do, perform, carry out</text:p>
            <text:p>不善を為す ・ ふぜんをなす ・ do evil, commit vice</text:p>
            <text:p>作為 ・ さくい ・ artificiality, intention; commission of a crime </text:p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 ・ にせ ・ imitation, fake</text:p>
            <text:p>真偽 ・ しんぎ ・ truth or falsehood; authenticity</text:p>
            <text:p>偽り ・ いつわり ・ lie, falsehood, fabrication</text:p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今参ります ・ いままいります ・ I’m coming</text:p>
            <text:p>新参 ・ しんざん ・ newcomer, greenhorn</text:p>
            <text:p>日参 ・ にっさん ・ daily visit of worship ; frequent visit</text:p>
            <text:p>参事 ・ さんじ ・ councilor, secretary</text:p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無惨な ・ むざんな ・ cruel, atrocious; pitiful, tragic, miserable</text:p>
            <text:p>惨禍 ・ さんか ・ terrible disaster, crushing calamity</text:p>
            <text:p>惨劇 ・ さんげき ・ tragedy, tragic even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屋 ・ ふろや ・ public bathhouse</text:p>
            <text:p>風呂場 ・ ふろば ・ bathroom</text:p>
            <text:p>伊呂波 ・ いろは ・ iroha the Japanese syllabary </text:p>
            <text:p>風呂敷 ・ ふろしき ・ wrapping cloth, cloth wrapper</text:p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殿 ・ きゅうでん ・ royal palace</text:p>
            <text:p>宮 ・ みや ・ Shintō shrine; palace; prince</text:p>
            <text:p>宮居 ・ みやい ・ shrine compound; Imperial Palace</text:p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利 ・ えいり ・ profit, gain</text:p>
            <text:p>市営 ・ しえい ・ city-operated</text:p>
            <text:p>野営 ・ やえい ・ camping, campground</text:p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石 ・ けいせき ・ fluori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 ・ はえる ・ [vi] go well with, look better to advantage </text:p>
            <text:p>栄え有る ・ はえある ・ glorious, splendid</text:p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名誉職 ・ めいよしょく ・ honorary position</text:p>
            <text:p>栄誉礼 ・ えいよれい ・ salute of guards of honor</text:p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がる ・ あがる ・ [vi] be cited, mentioned, listed</text:p>
            <text:p>式を挙げる ・ しきをあげる ・ hold a ceremony</text:p>
            <text:p>挙げ句に ・ あげくに ・ in the end; finally</text:p>
            <text:p>選挙 ・ せんきょ ・ election</text:p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握る ・ こぶしをにぎる ・ make a fist</text:p>
            <text:p>拳 ・ こぶし ・ fist</text:p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ん坊 ・ さくらんぼ ・ cherry</text:p>
            <text:p>桜桃 ・ おうとう ・ cherry</text:p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>咲き渡る ・ さきわたる ・ bloom over a wide area</text:p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茎 ・ くき ・ st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捷径 ・ しょうけい ・ path, lane</text:p>
            <text:p>山径 ・ さんけい ・ mountain path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む ・ あやしむ ・ [vt] suspect, doubt; be suspicious of </text:p>
            <text:p>怪異な ・ かいいな ・ mysterious, marvelous, grotesque</text:p>
            <text:p>怪盗 ・ かいとう ・ mysterious thief</text:p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率な ・ けいそつな ・ rash, light-headed, careless</text:p>
            <text:p>軽軽と ・ かるがると ・ easily</text:p>
            <text:p>軽はずみ ・ かるはずみ ・ rashness, hastiness</text:p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歴 ・ けいれき ・ personal history</text:p>
            <text:p>神経 ・ しんけい ・ nerve; sensitivity; worry</text:p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潔斎 ・ けっさい ・ religious abstinence, purific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済まない ・ すまない ・ inexcusable, unpardonable</text:p>
            <text:p>共済 ・ きょうさい ・ mutual aid</text:p>
            <text:p>弁済 ・ べんさい ・ (re)payment, settlement</text:p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消化剤 ・ しょうかざい ・ digestive, peptic</text:p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絹貼り ・ きぬばり ・ lined with silk</text:p>
            <text:p>切り貼り ・ きりばり ・ cutting and pasting, patching up </text:p>
            <text:p>下貼り ・ したばり ・ undercoat, first coat</text:p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換え ・ かえ ・ rate of exchange</text:p>
            <text:p>互換性 ・ ごかんせい ・ interchangeability, compatibility</text:p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絶える ・ たえる ・ [vi] come to an end; cease to exist , go extinct</text:p>
            <text:p>絶やす ・ たやす ・ [vt] exterminate, eradicate, extirpate</text:p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免除 ・ めんじょ ・ exemption, exoneration, dismissal</text:p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勤勉な ・ きんべんな ・ diligent, hardworking, assiduous, industrious</text:p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し ・ ゆるし ・ permission</text:p>
            <text:p>許諾する ・ きょだくする ・ consent, approve, permit</text:p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象さん ・ ぞうさん ・ elephant</text:p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心像 ・ しんぞう ・ mental image</text:p>
            <text:p>影像 ・ えいぞう ・ image; shadow, phantom</text:p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り物 ・ ほりもの ・ carving; tattoo</text:p>
            <text:p>鎌倉彫り ・ かまくらぼり ・ carvings of the Kamakura style </text:p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不景気 ・ ふけいき ・ business depression, slump, dull market</text:p>
            <text:p>景況 ・ けいきょう ・ situation, outlook</text:p>
            <text:p>景勝 ・ けいしょう ・ picturesque scenery</text:p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暗影 ・ あんえい ・ shadow, gloom</text:p>
            <text:p>倒影 ・ とうえい ・ inverted image</text:p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特撮 ・ とくさつ ・ trick work</text:p>
            <text:p>隠し撮り ・ かくしどり ・ sneaking a shot</text:p>
            <text:p>二枚撮り ・ にまいどり ・ 2 shots / pictures available in a film 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ける ・ つける ・ [vt] install / place a person in a position </text:p>
            <text:p>就いて ・ ついて ・ about, concerning</text:p>
            <text:p>就業 ・ しゅうぎょう ・ employment, starting work</text:p>
            <text:p>就航 ・ しゅうこう ・ going into commission of ships </text:p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涼味 ・ りょうみ ・ cool(ness)</text:p>
            <text:p>涼み ・ すずみ ・ cooling oneself, enjoying the cool air</text:p>
            <text:p>涼しさ ・ すずしさ ・ coolness</text:p>
            <text:p>涼み台 ・ すずみだい ・ benc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骨 ・ げいこつ ・ whale bone</text:p>
            <text:p>鯨 ・ くじら ・ whale</text:p>
            <text:p>鯨尺 ・ くじらじゃく ・ long foot</text:p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隔て ・ へだて ・ partition; distinction, reserve, estrangement</text:p>
            <text:p>別け隔て ・ わけへだて ・ discrimination, favoritism</text:p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融接 ・ ゆうせつ ・ fusion welding</text:p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える ・ きえる ・ [vi] be extinguished, vanish</text:p>
            <text:p>消え去る ・ きえさる ・ vanish, disappear</text:p>
            <text:p>消毒 ・ しょうどく ・ disinfection, sterilization</text:p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神経 ・ まっしょうしんけい ・ peripheral nerve</text:p>
            <text:p>梢 ・ こずえ ・ tree to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岩機 ・ さくがんき ・ rock drill</text:p>
            <text:p>鉛筆削り ・ えんぴつけずり ・ pencil sharpener</text:p>
            <text:p>荒削り ・ あらけずり ・ rough planing, roughing, mach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 ・ よい ・ early eve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>饗宴 ・ きょうえん ・ banquet, feast, dinner</text:p>
            <text:p>披露宴 ・ ひろうえん ・ wedding rece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帰郷する ・ ききょうする ・ go / come home</text:p>
            <text:p>同郷人 ・ どうきょうじん ・ person from the same town province, village, …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き ・ ひびき ・ sound, echo; vibration; influence</text:p>
            <text:p>鳴り響く ・ なりひびく ・ [vi] reverberate, echo, resound</text:p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塞 ・ じょうさい ・ fortress, stronghold, citadel</text:p>
            <text:p>城 ・ しろ ・ castle</text:p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の ・ まことの ・ true, genuine</text:p>
            <text:p>誠を尽くす ・ まことをつくす ・ do with sincerity</text:p>
            <text:p>至誠 ・ しせい ・ sincerity, devotion</text:p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り上がる ・ もりあがる ・ [vi] rise, swell; rouse, become excited</text:p>
            <text:p>盛んに ・ さかんに ・ vigorously, energetically, actively; heartily, enthusiastically</text:p>
            <text:p>盛り込む ・ もりこむ ・ [vt] incorporate, include</text:p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んな ・ さかんな ・ vigorous, energetic, lively</text:p>
            <text:p>精力が旺んだ ・ せいりょくがさかんだ ・ be full of energ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茶盆 ・ ちゃぼん ・ tea tray</text:p>
            <text:p>盆踊り ・ ぼんおどり ・ Bon Festival dance</text:p>
            <text:p>旧盆 ・ きゅうぼん ・ Bon Festival by the lunar calendar </text:p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 ・ ふた ・ lid</text:p>
            <text:p>火蓋 ・ ひぶた ・ cover for a gun barrel</text:p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人 ・ ぬすびと [ぬすっと] ・ thief</text:p>
            <text:p>盗難 ・ とうなん ・ robbery, burglary, theft</text:p>
            <text:p>盗品 ・ とうひん ・ stolen article / goods</text:p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盟邦 ・ めいほう ・ ally, allied power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水 ・ えんすい ・ salt water</text:p>
            <text:p>塩 ・ しお ・ salt</text:p>
            <text:p>塩化 ・ えんか ・ chloridation, salification</text:p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傷む ・ いたむ ・ [vi] become damaged, go bad, spoil</text:p>
            <text:p>傷める ・ いためる ・ [vt] damage, spoil</text:p>
            <text:p>傷 ・ きず ・ w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掲揚する ・ けいようする ・ hoist, put up, fly a flag </text:p>
            <text:p>高揚する ・ こうようする ・ exalt, enhance, uplift; surge 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>陽子 ・ ようし ・ proton</text:p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る ・ かげる ・ [vi] darken, be clouded</text:p>
            <text:p>緑陰 ・ りょくいん ・ shade of trees</text:p>
            <text:p>陰で ・ かげで ・ behind one’s back</text:p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れる ・ かくれる ・ [vi] hide</text:p>
            <text:p>隠し事 ・ かくしごと ・ secret</text:p>
            <text:p>見え隠れ ・ みえがくれ ・ appearing and disappearing</text:p>
            <text:p>隠匿 ・ いんとく ・ concealment; misprision</text:p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健な ・ おんけんな ・ moderate, temperate, sound</text:p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稲穂 ・ いなほ ・ ear of rice</text:p>
            <text:p>落ち穂 ・ おちぼ ・ gleaning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陸稲 ・ りくとう [おかぼ] ・ rice grown in a dry field</text:p>
            <text:p>稲妻 ・ いなずま ・ lightning</text:p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眉 ・ しゅうび ・ worried look, melancholy air</text:p>
            <text:p>愁い顔 ・ うれいがお ・ sad face</text:p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量 ・ さいりょう ・ discretion</text:p>
            <text:p>体裁 ・ ていさい ・ appearance, form, decency, style</text:p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満載する ・ まんさいする ・ be loaded to capacity with </text:p>
            <text:p>転載する ・ てんさいする ・ reproduce, reprint</text:p>
            <text:p>登載する ・ とうさいする ・ register, record</text:p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前栽 ・ せんざい ・ garden elegant trees and flowers </text:p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恩赦 ・ おんしゃ ・ general pardon, amnes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軌跡 ・ きせき ・ locus; tracks, traces</text:p>
            <text:p>跡 ・ あと ・ trace, footprint</text:p>
            <text:p>跡始末する ・ あとしまつする ・ settle affairs , clean up after ; take remedial measures</text:p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弾痕 ・ だんこん ・ bullet hole [mark] </text:p>
            <text:p>墨痕 ・ ぼっこん ・ handwriting; ink marks</text:p>
            <text:p>瘢痕組織 ・ はんこんそしき ・ scar tissue</text:p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>縁談を蹴る ・ えんだんをける ・ reject a marriage proposal</text:p>
            <text:p>足蹴にする ・ あしげにする ・ kick; treat so. badly</text:p>
            <text:p>蹴散らす ・ けちらす ・ [vt] kick about; defeat</text:p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>踏ん張る ・ ふんばる ・ [vi] stand firm; hold out, persist; make an effort</text:p>
            <text:p>踏み切る ・ ふみきる ・ make a bold start, take a plunge; take off; [sumo] step out of the ring</text:p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暗躍 ・ あんやく ・ secret maneuvers</text:p>
            <text:p>躍り込む ・ おどりこむ ・ [vi] jump / rush into</text:p>
            <text:p>躍起 ・ やっき ・ excitement, enthusiasm, desperation</text:p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奇人 ・ きじん ・ eccentric person , queer / odd fellow</text:p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年寄り ・ としより ・ old / aged person, the aged; older councilor</text:p>
            <text:p>寄せ集め ・ よせあつめ ・ mixture, odds and ends</text:p>
            <text:p>寄生 ・ きせい ・ parasitism</text:p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州崎 ・ すさき ・ sandbar, -p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京線 ・ さいきょうせん ・ Saikyō Line</text:p>
            <text:p>埼北 ・ さいほく ・ Saihoku northern Saitama </text:p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式標本 ・ もしきひょうほん ・ type specimen</text:p>
            <text:p>模写する ・ もしゃする ・ copy, trace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鼓膜 ・ こまく ・ eardrum</text:p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化 ・ さばくか ・ desertification</text:p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天幕 ・ てんまく ・ tent</text:p>
            <text:p>序幕 ・ じょまく ・ opening act, curtain raiser</text:p>
            <text:p>除幕式 ・ じょまくしき ・ unveiling ceremon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参 ・ ぼさん ・ visit to a grave¹</text:p>
            <text:p>墓 ・ はか ・ grave, tomb</text:p>
            <text:p>墓碑 ・ ぼひ ・ tombstone, gravestone</text:p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公募  こうぼ ・ public appeal, offering, ad contributions, securities, post, … </text:p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暮らし ・ くらし ・ living, livelihood, subsistence; life circumstances</text:p>
            <text:p>その日暮らし ・ そのひぐらし ・ hand-to-mouth life; meagre existence</text:p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い寄る ・ したいよる ・ approach in adoration</text:p>
            <text:p>敬慕する ・ けいぼする ・ adore, love and respect, admire</text:p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力添え ・ ちからぞえ ・ aid, help, assistance</text:p>
            <text:p>付き添い ・ つきそい ・ attendance; attendant, escort</text:p>
            <text:p>添加する ・ てんかする ・ add, annex, app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発 ・ ぼうはつ ・ spontaneous discharge, accidental gun discharge</text:p>
            <text:p>暴利 ・ ぼうり ・ excessive profits, usury</text:p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風 ・ ばくふう ・ blast bomb / explosion </text:p>
            <text:p>爆笑する ・ ばくしょうする ・ roar with laughter, burst into laughter</text:p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南岸沿い ・ なんがんぞい ・ along the southern coast</text:p>
            <text:p>沿道 ・ えんどう ・ along the route</text:p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>礎を築く ・ いしずえをきずく ・ lay the foundation for 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い ・ うたがい ・ doubt, suspicion; question</text:p>
            <text:p>疑心 ・ ぎしん ・ doubt, suspicion, fear</text:p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固する ・ ぎょうこする ・ solidify, coagulate, congeal</text:p>
            <text:p>凝血 ・ ぎょうけつ ・ blood clot</text:p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擬装 ・ ぎそう ・ camouflage, disguise</text:p>
            <text:p>擬似 ・ ぎじ ・ false, dummy, pseud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>模倣者 ・ もほうしゃ ・ imitat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近似する ・ きんじする ・ approximate to, resemble closely</text:p>
            <text:p>似ている ・ にている ・ [vi] look like, resemble</text:p>
            <text:p>似せる ・ にせる ・ [vt] imitate, copy; forge</text:p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>土俵際 ・ どひょうぎわ ・ verge, edge esp. sumō ring </text:p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 ・ おれ ・ I usu. intimate, occ. vulgar </text:p>
            <text:p>俺達 ・ おれたち ・ we</text:p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沢庵 [沢庵漬け] ・ たくあん [たくあんづけ] ・ pickled daikon Japanese radish </text:p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僕達 ・ ぼくたち ・ we</text:p>
            <text:p>下僕 ・ げぼく ・ your humble servant</text:p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打撲 ・ だぼく ・ blow, str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殺伐な ・ さつばつな ・ bloody, savage, warlike</text:p>
            <text:p>伐る ・ きる ・ [vt] cut down trees , fell, chop down</text:p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派閥 ・ はばつ ・ clique, faction, coterie</text:p>
            <text:p>藩閥 ・ はんばつ ・ clan favoritism, clanship</text:p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決闘 ・ けっとう ・ duel</text:p>
            <text:p>闘技 ・ とうぎ ・ competition, contest</text:p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暗闇 ・ くらやみ ・ in darkness</text:p>
            <text:p>闇雲に ・ やみくもに ・ recklessly, blindly, at random</text:p>
            <text:p>闇 ・ やみ ・ darkness, dark</text:p>
            <text:p>闇黒 ・ あんこく ・ darkness</text:p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職 ・ かんしょく ・ leisurely post, do-nothing job</text:p>
            <text:p>安閑と ・ あんかんと ・ idly, in idle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脈を取る ・ みゃくをとる ・ take a pulse</text:p>
            <text:p>乱脈 ・ らんみゃく ・ disorder, confusion, chaos</text:p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特派員 ・ とくはいん ・ special correspondent; delegate</text:p>
            <text:p>流派 ・ りゅうは ・ school</text:p>
            <text:p>派手な ・ はでな ・ showy, flashy, gaudy</text:p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ビスケット缶 ・ びすけっとかん ・ can of biscuits</text:p>
            <text:p>蟹缶 ・ かにかん ・ canned crab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揺る ・ ゆる ・ [vt] jolt, jog, be rocked</text:p>
            <text:p>揺らぐ ・ ゆらぐ ・ [vi] shake, swing, sway fluctuate, become unstable</text:p>
            <text:p>揺るぐ ・ ゆるぐ ・ [vi] shake, waver, tremble</text:p>
            <text:p>揺する ・ ゆする ・ [vt] shake, rock, joggle, swing, roll</text:p>
            <text:p>揺さぶる ・ ゆさぶる ・ shake, jolt, jerk</text:p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謡物 ・ うたいもの ・ an utai piece for recitation chanting of a noh text </text:p>
            <text:p>俗謡 ・ ぞくよう ・ popular song, ballad</text:p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彼方の ・ はるかかなたの ・ faraway, far-off</text:p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酔 ・ とうすい ・ intoxication; fascination, rapture</text:p>
            <text:p>鬱陶しい ・ うっとうしい ・ gloomy, depressing; dull, cloudy</text:p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出陳 ・ しゅっちん ・ submitting sth. to an exhibition</text:p>
            <text:p>陳腐な ・ ちんぷな ・ old-fashioned, trite, worn-out</text:p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先陣 ・ せんじん ・ advance guard, vanguard</text:p>
            <text:p>論陣を張る ・ ろんじんをはる ・ argue about, take a firm stand</text:p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罪に陥る ・ つみにおちいる ・ slide into sin</text:p>
            <text:p>陥入する ・ かんにゅうする ・ subside, collapse, fall / cave in</text:p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降る ・ ふる ・ [vi] fall, come down, rain [atmospheric moisture] </text:p>
            <text:p>降らす ・ ふらす ・ [vt] send rain , shed</text:p>
            <text:p>降水 ・ こうすい ・ precipitation</text:p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峰 ・ みね ・ mountain peak</text:p>
            <text:p>峰峰 ・ みねみね ・ peaks</text:p>
            <text:p>未踏峰 ・ みとうほう ・ unclimbed mountain</text:p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わせる ・ あわせる ・ [vt] have so. meet another , allow a person to see so. </text:p>
            <text:p>逢瀬 ・ おうせ ・ meeting, date</text:p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い合わせる ・ ぬいあわせる ・ sew up / together</text:p>
            <text:p>手縫いの ・ てぬいの ・ hand-tailored / -sewed</text:p>
            <text:p>天衣無縫 ・ てんいむほう ・ perfect beauty with no trace of artifice 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蜂 ・ はち ・ bee, wasp</text:p>
            <text:p>蜂巣 ・ ほうそう ・ (bee)hive</text:p>
            <text:p>蜂蜜 ・ はちみつ ・ honey</text:p>
            <text:p>蜜蜂 ・ みつばち ・ honeybee, hive bee</text:p>
            <text:p>蜂鳥 ・ はちどり ・ hummingbird</text:p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蜜 ・ みつ ・ honey, nectar, syrup, molasses</text:p>
            <text:p>黒蜜 ・ くろみつ ・ brown sugar syrup</text:p>
            <text:p>蜜月 ・ みつげつ ・ honeymoon</text:p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厳密な ・ げんみつな ・ strict, precise, rigid, exact</text:p>
            <text:p>過密な ・ かみつな ・ overcrowded</text:p>
            <text:p>密売 ・ みつばい ・ smuggl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秘め事 ・ ひめごと ・ secret</text:p>
            <text:p>部外秘の ・ ぶがいひの ・ restricted</text:p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全欧 ・ ぜんおう ・ the whole of Europe</text:p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機 ・ すうき ・ most important affairs of stat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り合う ・ なぐりあう ・ fight, exchange blows</text:p>
            <text:p>殴り込み ・ なぐりこみ ・ attack, rai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る ・ かる ・ [vt] drive a car , spur on, urge a horse on</text:p>
            <text:p>駆虫剤 ・ くちゅうざい ・ insect-, vermicide</text:p>
            <text:p>駆動 ・ くどう ・ driving force of a machine </text:p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馳せ参じる ・ はせさんじる ・ hasten to join</text:p>
            <text:p>遅れ馳せ ・ おくればせ ・ belated, 11th hour</text:p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がしい ・ さわがしい ・ noisy, boisterous; troubled</text:p>
            <text:p>物騒な ・ ぶっそうな ・ dangerous, insecure, disturbed</text:p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章 ・ きょくじつしょう ・ Order of the Rising S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月旦 ・ げったん ・ criticism, comment</text:p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担保 ・ たんぽ ・ security, mortgage</text:p>
            <text:p>担ぎ ・ かつぎ ・ carrier</text:p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生け垣 ・ いけがき ・ hedge, quicks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告 ・ せんこく ・ sentence, verdict, pronouncement</text:p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口喧しい ・ くちやかましい ・ nagging, critical; talkative</text:p>
            <text:p>喧嘩 ・ けんか ・ quarrel, fight, squabble</text:p>
            <text:p>喧騒 ・ けんそう ・ clamor, din, noise</text:p>
            <text:p>喧伝 ・ けんでん ・ widely talked about</text:p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腰 ・ けんかごし ・ belligerent</text:p>
            <text:p>口喧嘩 ・ くちげんか ・ quarrel</text:p>
            <text:p>内輪喧嘩 ・ うちわげんか ・ family quarrel; quarrel among themselve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59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60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61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61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60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61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62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6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59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61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62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65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65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6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66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67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62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60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68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60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6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63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64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61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59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69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69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59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60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58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61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59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70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71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71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70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71">
          <table:table-cell table:number-columns-repeated="5"/>
          <table:table-cell table:style-name="ce61"/>
          <table:table-cell table:number-columns-repeated="58"/>
        </table:table-row>
        <table:table-row table:style-name="ro70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71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72" table:number-rows-repeated="1045769">
          <table:table-cell table:number-columns-repeated="64"/>
        </table:table-row>
        <table:table-row table:style-name="ro72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7T01:04:06.355000000</dc:date>
    <meta:editing-duration>P1DT18H28M27S</meta:editing-duration>
    <meta:editing-cycles>52</meta:editing-cycles>
    <meta:document-statistic meta:table-count="2" meta:cell-count="6798" meta:object-count="0"/>
  </office:meta>
</office:document-meta>
</file>